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fa77c" officeooo:paragraph-rsid="000fa77c"/>
    </style:style>
    <style:style style:name="P2" style:family="paragraph" style:parent-style-name="Standard">
      <style:text-properties officeooo:rsid="00113f14" officeooo:paragraph-rsid="00113f14"/>
    </style:style>
    <style:style style:name="T1" style:family="text">
      <style:text-properties officeooo:rsid="00111f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遅延聴覚フィードバック</text:p>
      <text:p text:style-name="P2"/>
      <text:p text:style-name="P2">2-tap trajectory smoothing [takamichi et al, 2015]</text:p>
      <text:p text:style-name="P1"/>
      <text:p text:style-name="P1">-Data augmentation</text:p>
      <text:p text:style-name="P1">Pitch shift <text:span text:style-name="T1">[J Salmon 2017]</text:span></text:p>
      <text:p text:style-name="P1">time stretch <text:span text:style-name="T1">[J Salmon 2017]</text:span></text:p>
      <text:p text:style-name="P1">time shift : <text:span text:style-name="T1">window 곱하는 지점을 shif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8:27:30.427440101</meta:creation-date>
    <dc:date>2019-10-16T19:13:39.724933622</dc:date>
    <meta:editing-duration>PT46M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41" meta:character-count="167" meta:non-whitespace-character-count="146"/>
  </office:meta>
</office:document-meta>
</file>